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fo:line-height="150%" style:page-number="auto" fo:background-color="transparent">
        <style:background-image/>
      </style:paragraph-properties>
      <style:text-properties style:font-name="Arial" fo:font-size="11pt" fo:language="de" fo:country="DE" style:font-size-asian="11pt" style:font-size-complex="11pt"/>
    </style:style>
    <style:style style:name="P2" style:family="paragraph" style:parent-style-name="Standard">
      <style:paragraph-properties fo:line-height="150%" fo:background-color="transparent">
        <style:background-image/>
      </style:paragraph-properties>
      <style:text-properties style:font-name="Arial" fo:font-size="11pt" fo:language="de" fo:country="DE" fo:font-weight="bold" style:font-size-asian="11pt" style:font-weight-asian="bold" style:font-size-complex="11pt" style:font-weight-complex="bold"/>
    </style:style>
    <style:style style:name="P3" style:family="paragraph" style:parent-style-name="Standard">
      <style:paragraph-properties fo:line-height="150%" fo:background-color="transparent">
        <style:background-image/>
      </style:paragraph-properties>
      <style:text-properties style:font-name="Arial" fo:font-size="11pt" fo:language="de" fo:country="DE" style:font-size-asian="11pt" style:font-size-complex="11pt"/>
    </style:style>
    <style:style style:name="P4" style:family="paragraph" style:parent-style-name="Standard">
      <style:paragraph-properties fo:line-height="150%" fo:text-align="justify" style:justify-single-word="false" fo:background-color="transparent">
        <style:background-image/>
      </style:paragraph-properties>
      <style:text-properties style:font-name="Arial" fo:font-size="11pt" fo:language="de" fo:country="DE"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 von Frank Daniel</text:p>
      <text:p text:style-name="P2">Continuous Delivery: Konigurationsmanagement in der Softwareentwicklung</text:p>
      <text:p text:style-name="P3"/>
      <text:p text:style-name="P4">Continuous Delivery (CD) steht in der Softwareentwicklung für das stetige Ausliefern von Änderungen an den Kunden. Insbesondere große Internet-Anwendungen wie die Google-Suche oder Facebook liefern täglich ein oder mehrere Releases aus. Dies ist dem großen Konkurrenzdruck im Internet geschuldet. CD ist eine Weiterentwicklung von Continuous Integration (CI). Grundlage für diese Entwicklungen ist das klassische Konfigurationsmanagement. CD beschreibt eine Deployment Pipeline, die in der Grundausstattung aus folgenden Abschnitten besteht: Commit Stage, Acceptance Test Stage, Manual Test Stage, Performance Testing Stage und Release Stage. In der Commit Stage <text:s/>werden die Sourcen kompiliert und gepackt und an den fertigen Artefakten werden Unit-Tests durchgeführt. Treten keine Fehler auf, dann werden die Artfakte für alle folgenden Stufen der Deployment Pipeline in einem Artefakt-Repository veröffentlicht. Wird in den folgenden Stages kein Fehler mehr gefunden, dann wird die Software mit der Release Stage auf dem Produktivsystem installiert. Alle diese Vorgänge sind hochautomatisiert. Im günstigsten Fall genügt das Ablegen neuer Sourcen in die Versionsverwaltung, um die Deployment Pipeline zu starten und ein neues Release herauszubringen. Für den zusätzlichen Praxisbezug in der Arbeit sorgt eine beispielhafte Toolkette mit folgenden Kernfunktionalitäten: Git als Versions-verwaltung, Gradle als Build-Tool, Jenkins als CI-Server und JUnit als Testframework. Da <text:s/>Projekte in der <text:s/>Softwareentwicklung auch an menschlichen Problemen scheitern, wird immer wieder auch der Mensch und sein Verhalten im Problemlösungsprozess betracht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8DT22H30M27S</meta:editing-duration>
    <meta:editing-cycles>21</meta:editing-cycles>
    <meta:generator>OpenOffice.org/3.4.1$Win32 OpenOffice.org_project/341m1$Build-9593</meta:generator>
    <dc:date>2014-01-12T18:32:37.53</dc:date>
    <meta:document-statistic meta:table-count="0" meta:image-count="0" meta:object-count="0" meta:page-count="1" meta:paragraph-count="3" meta:word-count="226" meta:character-count="1742"/>
    <meta:user-defined meta:name="Info 1"/>
    <meta:user-defined meta:name="Info 2"/>
    <meta:user-defined meta:name="Info 3"/>
    <meta:user-defined meta:name="Info 4"/>
  </office:meta>
</office:document-meta>
</file>